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bHandler.getClobAsAsciiStream( ResultSet rs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bHandler.getBlobAsBinaryStream( ResultSet rs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bHandler.getClobAsCharacterStream( ResultSet rs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bHandler.getBlobAsBytes( ResultSet rs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bHandler.getClobAsString( ResultSet rs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